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Century Gothic"/>
    </style:style>
    <style:style style:name="P3" style:family="paragraph" style:parent-style-name="Standard">
      <style:text-properties style:font-name="Century Gothic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/>
    </style:style>
    <style:style style:name="P5" style:family="paragraph" style:parent-style-name="Standard">
      <style:text-properties fo:color="#666666" style:font-name="Century Gothic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666666" style:font-name="Century Gothic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entury Gothic"/>
    </style:style>
    <style:style style:name="P8" style:family="paragraph" style:parent-style-name="Standard">
      <style:text-properties style:font-name="Century Gothic" fo:font-weight="bold" style:font-weight-asian="bold" style:font-weight-complex="bold"/>
    </style:style>
    <style:style style:name="P9" style:family="paragraph" style:parent-style-name="Standard" style:list-style-name="L1">
      <style:text-properties style:font-name="Century Gothic" fo:font-weight="normal" style:font-weight-asian="normal" style:font-weight-complex="normal"/>
    </style:style>
    <style:style style:name="P10" style:family="paragraph" style:parent-style-name="Standard" style:list-style-name="L2">
      <style:text-properties style:font-name="Century Gothic" fo:font-weight="normal" style:font-weight-asian="normal" style:font-weight-complex="normal"/>
    </style:style>
    <style:style style:name="P11" style:family="paragraph" style:parent-style-name="Standard" style:list-style-name="L3">
      <style:text-properties style:font-name="Century Gothic" fo:font-weight="normal" style:font-weight-asian="normal" style:font-weight-complex="normal"/>
    </style:style>
    <style:style style:name="P12" style:family="paragraph" style:parent-style-name="Standard" style:list-style-name="L4">
      <style:text-properties style:font-name="Century Gothic" fo:font-weight="normal" style:font-weight-asian="normal" style:font-weight-complex="normal"/>
    </style:style>
    <style:style style:name="P13" style:family="paragraph" style:parent-style-name="Standard" style:list-style-name="L5">
      <style:text-properties style:font-name="Century Gothic" fo:font-weight="normal" style:font-weight-asian="normal" style:font-weight-complex="normal"/>
    </style:style>
    <style:style style:name="P14" style:family="paragraph" style:parent-style-name="Standard" style:list-style-name="L6">
      <style:text-properties style:font-name="Century Gothic" fo:font-weight="normal" style:font-weight-asian="normal" style:font-weight-complex="normal"/>
    </style:style>
    <style:style style:name="P15" style:family="paragraph" style:parent-style-name="Standard" style:list-style-name="L7">
      <style:text-properties style:font-name="Century Gothic" fo:font-weight="normal" style:font-weight-asian="normal" style:font-weight-complex="normal"/>
    </style:style>
    <style:style style:name="P16" style:family="paragraph" style:parent-style-name="Standard" style:list-style-name="L8">
      <style:text-properties style:font-name="Century Gothic"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/>
    </style:style>
    <style:style style:name="P18" style:family="paragraph" style:parent-style-name="Standard">
      <style:text-properties fo:color="#666666" style:font-name="Century Gothic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dra Hansson </text:p>
      <text:p text:style-name="P1">Webbprogrammering </text:p>
      <text:p text:style-name="P1">Linnéuniversitetet </text:p>
      <text:p text:style-name="P1">VT-15 2015-01-15</text:p>
      <text:p text:style-name="P2"><text:span text:style-name="T1">Testspecifikation</text:span> </text:p>
      <text:p text:style-name="P2"/>
      <text:p text:style-name="P5">Testfall 1, Logga in med existerande uppgifter.</text:p>
      <text:p text:style-name="P2"/>
      <text:p text:style-name="P3">Förkrav: </text:p>
      <text:p text:style-name="P2">Inga.</text:p>
      <text:p text:style-name="P2"/>
      <text:p text:style-name="P3">Mål: </text:p>
      <text:p text:style-name="P2">Målet med testet är att kolla så att användaren kan logga in på webbsidan.</text:p>
      <text:p text:style-name="P2"/>
      <text:p text:style-name="P3">Instruktioner för test:</text:p>
      <text:list xml:id="list4316576224636976472" text:style-name="L1">
        <text:list-item>
          <text:p text:style-name="P9">Gå in på webbsidan.</text:p>
        </text:list-item>
        <text:list-item>
          <text:p text:style-name="P9">Skriv in ”Admin” och ”Lösenord i de två fälten.</text:p>
        </text:list-item>
        <text:list-item>
          <text:p text:style-name="P9">Användaren loggas in och man får se den inloggade vyn med bildflödet.</text:p>
        </text:list-item>
      </text:list>
      <text:p text:style-name="P4">…....................................................................................................................</text:p>
      <text:p text:style-name="Standard"/>
      <text:p text:style-name="P5">Testfall 2, Logga ut.</text:p>
      <text:p text:style-name="P2"/>
      <text:p text:style-name="P3">Förkrav: </text:p>
      <text:p text:style-name="P2">Användaren är inloggad.</text:p>
      <text:p text:style-name="P2"/>
      <text:p text:style-name="P3">Mål: </text:p>
      <text:p text:style-name="P2">Målet med testet är att kolla så att användaren kan logga ut från bildbloggen.</text:p>
      <text:p text:style-name="P2"/>
      <text:p text:style-name="P3">Instruktioner för test:</text:p>
      <text:list xml:id="list2913337183936330948" text:style-name="L2">
        <text:list-item>
          <text:p text:style-name="P10">Användaren klickar på ”logga ut” knappen.</text:p>
        </text:list-item>
        <text:list-item>
          <text:p text:style-name="P10">Användaren får se en utloggad vy för chansen av en ny inloggning.</text:p>
        </text:list-item>
      </text:list>
      <text:p text:style-name="P4">…....................................................................................................................</text:p>
      <text:p text:style-name="Standard"/>
      <text:p text:style-name="P5">Testfall 3, Kolla på bilderna från ”Natur” kategorin.</text:p>
      <text:p text:style-name="P2"/>
      <text:p text:style-name="P3">Förkrav: </text:p>
      <text:p text:style-name="P2">Användaren är inloggad och är på startsidan där alla bilder är listade.</text:p>
      <text:p text:style-name="P2"/>
      <text:p text:style-name="P3">Mål: </text:p>
      <text:p text:style-name="P2">Målet med testet är att kolla så att användaren kan navigera sig till kategorin med naturbilder.</text:p>
      <text:p text:style-name="P2"/>
      <text:p text:style-name="P3">Instruktioner för test:</text:p>
      <text:list xml:id="list5756915445033436533" text:style-name="L3">
        <text:list-item>
          <text:p text:style-name="P11">Användaren klickar på knappen ”Natur” knappen.</text:p>
        </text:list-item>
        <text:list-item>
          <text:p text:style-name="P11">Användaren får se endast bilder som ligger under kategorin Natur.</text:p>
        </text:list-item>
      </text:list>
      <text:p text:style-name="P4">…....................................................................................................................</text:p>
      <text:p text:style-name="Standard"/>
      <text:p text:style-name="Standard"/>
      <text:p text:style-name="P5"><text:soft-page-break/>Testfall 4, Uppladdning utav bild.</text:p>
      <text:p text:style-name="P2"/>
      <text:p text:style-name="P3">Förkrav: </text:p>
      <text:p text:style-name="P2">Användaren är inloggad.</text:p>
      <text:p text:style-name="P2"/>
      <text:p text:style-name="P3">Mål: </text:p>
      <text:p text:style-name="P2">Målet med testet är att kolla så att användaren kan ladda upp en bild.</text:p>
      <text:p text:style-name="P2"/>
      <text:p text:style-name="P3">Instruktioner för test:</text:p>
      <text:list xml:id="list1292865252552854239" text:style-name="L4">
        <text:list-item>
          <text:p text:style-name="P12">Användaren är på startsidan.</text:p>
        </text:list-item>
        <text:list-item>
          <text:p text:style-name="P12">Användaren klickar på ”Skapa nytt inlägg”.</text:p>
        </text:list-item>
        <text:list-item>
          <text:p text:style-name="P12">Användaren laddar upp en bild i godkänt format.</text:p>
        </text:list-item>
        <text:list-item>
          <text:p text:style-name="P12">Användarens navigeras till startsidan där den nya bilden ligger överst.</text:p>
        </text:list-item>
      </text:list>
      <text:p text:style-name="P6">…....................................................................................................................</text:p>
      <text:p text:style-name="P5"/>
      <text:p text:style-name="P5">Testfall 5, Borttagning utav redan existerande bild.</text:p>
      <text:p text:style-name="P2"/>
      <text:p text:style-name="P3">Förkrav: </text:p>
      <text:p text:style-name="P2">Användaren är inloggad och en bild är uppladdad.</text:p>
      <text:p text:style-name="P2"/>
      <text:p text:style-name="P3">Mål: </text:p>
      <text:p text:style-name="P2">Målet med testet är att kolla så att användaren kan ta bort en bild från bildflödet.</text:p>
      <text:p text:style-name="P2"/>
      <text:p text:style-name="P3">Instruktioner för test:</text:p>
      <text:list xml:id="list20705523" text:continue-numbering="true" text:style-name="L4">
        <text:list-item>
          <text:p text:style-name="P12">Användaren är på startsidan.</text:p>
        </text:list-item>
        <text:list-item>
          <text:p text:style-name="P12">Användaren tar bort en vald bild.</text:p>
        </text:list-item>
        <text:list-item>
          <text:p text:style-name="P12">Användaren ser bildflödet utom den borttagna bilden.</text:p>
        </text:list-item>
      </text:list>
      <text:p text:style-name="P4">…....................................................................................................................</text:p>
      <text:p text:style-name="Standard"/>
      <text:p text:style-name="P5">Testfall 6, Ladda upp kommentar.</text:p>
      <text:p text:style-name="P2"/>
      <text:p text:style-name="P3">Förkrav: </text:p>
      <text:p text:style-name="P2">Användaren är inloggad.</text:p>
      <text:p text:style-name="P2"/>
      <text:p text:style-name="P3">Mål: </text:p>
      <text:p text:style-name="P2">Målet med testet är att kolla så att användaren kan lägga till en kommentar till en bild.</text:p>
      <text:p text:style-name="P2"/>
      <text:p text:style-name="P3">Instruktioner för test:</text:p>
      <text:list xml:id="list4420780128720835798" text:style-name="L5">
        <text:list-item>
          <text:p text:style-name="P13">Användaren är på startsidan.</text:p>
        </text:list-item>
        <text:list-item>
          <text:p text:style-name="P13">Användaren väljer att kommentera en av bilderna.</text:p>
        </text:list-item>
        <text:list-item>
          <text:p text:style-name="P13">Användaren laddar upp kommentaren och får se den därefter under bilden.</text:p>
        </text:list-item>
      </text:list>
      <text:p text:style-name="P4">…....................................................................................................................</text:p>
      <text:p text:style-name="Standard"/>
      <text:p text:style-name="P5"/>
      <text:p text:style-name="P5"/>
      <text:p text:style-name="P5"/>
      <text:p text:style-name="P5"><text:soft-page-break/>Testfall 7, Ta bort kommentar.</text:p>
      <text:p text:style-name="P2"/>
      <text:p text:style-name="P3">Förkrav: </text:p>
      <text:p text:style-name="P2">Användaren är inloggad.</text:p>
      <text:p text:style-name="P2"/>
      <text:p text:style-name="P3">Mål: </text:p>
      <text:p text:style-name="P2">Målet med testet är att kolla så att användaren kan ta bort en kommentar under en bild.</text:p>
      <text:p text:style-name="P2"/>
      <text:p text:style-name="P3">Instruktioner för test:</text:p>
      <text:list xml:id="list2548031370857043556" text:style-name="L6">
        <text:list-item>
          <text:p text:style-name="P14">Användaren är på startsidan.</text:p>
        </text:list-item>
        <text:list-item>
          <text:p text:style-name="P14">Användaren väljer att ta bort en kommentar hon/han gjort.</text:p>
        </text:list-item>
        <text:list-item>
          <text:p text:style-name="P14">Användaren får se bilden utan sin kommentar.</text:p>
        </text:list-item>
      </text:list>
      <text:p text:style-name="P4">…....................................................................................................................</text:p>
      <text:p text:style-name="Standard"/>
      <text:p text:style-name="P5">Testfall 8, Uppladdning utav redan existerande fil.</text:p>
      <text:p text:style-name="P2"/>
      <text:p text:style-name="P3">Förkrav: </text:p>
      <text:p text:style-name="P2">Användaren är inloggad.</text:p>
      <text:p text:style-name="P2"/>
      <text:p text:style-name="P3">Mål: </text:p>
      <text:p text:style-name="P2">Målet med testet är att kolla så att användaren inte kan ladda upp en bild som har likadant filnamn fårn bilderna i databasen.</text:p>
      <text:p text:style-name="P2"/>
      <text:p text:style-name="P3">Instruktioner för test:</text:p>
      <text:list xml:id="list6206211110744609438" text:style-name="L7">
        <text:list-item>
          <text:p text:style-name="P15">Användaren är på startsidan.</text:p>
        </text:list-item>
        <text:list-item>
          <text:p text:style-name="P15">Användaren går in på ”Skapa nytt inlägg”.</text:p>
        </text:list-item>
        <text:list-item>
          <text:p text:style-name="P15">Användaren väljer en bild som redan finns i databasen och uppladdad på sidan.</text:p>
        </text:list-item>
        <text:list-item>
          <text:p text:style-name="P15">Ett besrkivande felmeddelande visas.</text:p>
        </text:list-item>
        <text:list-item>
          <text:p text:style-name="P15">Användaren är kvar på upladdningssidan.</text:p>
        </text:list-item>
      </text:list>
      <text:p text:style-name="P4">…....................................................................................................................</text:p>
      <text:p text:style-name="Standard"/>
      <text:p text:style-name="P5">Testfall 9, Uppladdning utav fil i otillåtet format.</text:p>
      <text:p text:style-name="P2"/>
      <text:p text:style-name="P3">Förkrav: </text:p>
      <text:p text:style-name="P2">Användaren är inloggad.</text:p>
      <text:p text:style-name="P2"/>
      <text:p text:style-name="P3">Mål: </text:p>
      <text:p text:style-name="P2">Målet med testet är att kolla så att användaren inte kan ladda upp en bild som har ett otillåtet filformat.</text:p>
      <text:p text:style-name="P2"/>
      <text:p text:style-name="P3">Instruktioner för test:</text:p>
      <text:list xml:id="list4046256358105403168" text:style-name="L8">
        <text:list-item>
          <text:p text:style-name="P16">Användaren är på startsidan.</text:p>
        </text:list-item>
        <text:list-item>
          <text:p text:style-name="P16">Användaren går in på ”Skapa nytt inlägg”.</text:p>
        </text:list-item>
        <text:list-item>
          <text:p text:style-name="P16">Användaren väljer en fil i till exempel pdf format.</text:p>
        </text:list-item>
        <text:list-item>
          <text:p text:style-name="P16">Ett beskrivande felmeddelande visas.</text:p>
        </text:list-item>
        <text:list-item>
          <text:p text:style-name="P16">Användaren är kvar på uppladdningssidan.</text:p>
        </text:list-item>
      </text:list>
      <text:p text:style-name="P4">…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ra Hansson</meta:initial-creator>
    <meta:creation-date>2015-01-15T14:30:58.75</meta:creation-date>
    <dc:date>2015-01-19T00:55:48.11</dc:date>
    <dc:creator>Sandra Hansson</dc:creator>
    <meta:editing-duration>PT5H19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3" meta:paragraph-count="98" meta:word-count="554" meta:character-count="4323"/>
  </office:meta>
</office:document-meta>
</file>